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officeooo:rsid="0013c7a2" officeooo:paragraph-rsid="0013c7a2" style:font-size-asian="10pt" style:font-size-complex="10pt"/>
    </style:style>
    <style:style style:name="P2" style:family="paragraph" style:parent-style-name="Standard">
      <style:text-properties style:font-name="Ubuntu" fo:font-size="10pt" officeooo:rsid="0013c7a2" officeooo:paragraph-rsid="0013c7a2" style:font-size-asian="10pt" style:font-size-complex="10pt"/>
    </style:style>
    <style:style style:name="P3" style:family="paragraph" style:parent-style-name="Standard">
      <style:text-properties style:font-name="Ubuntu" fo:font-size="10pt" officeooo:rsid="001407fc" officeooo:paragraph-rsid="001407fc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INFO – Nadime FRANCIS</text:p>
      <text:p text:style-name="P1"><text:a xlink:type="simple" xlink:href="mailto:nadime.francis@u-pem.fr" text:style-name="Internet_20_link" text:visited-style-name="Visited_20_Internet_20_Link">nadime.francis@u-pem.fr</text:a></text:p>
      <text:p text:style-name="P1"/>
      <text:p text:style-name="P3">I/O =</text:p>
      <text:p text:style-name="P3">Type =</text:p>
      <text:p text:style-name="P3">Programmation =</text:p>
      <text:p text:style-name="P3">Module = </text:p>
      <text:p text:style-name="P3">Compilation = </text:p>
      <text:p text:style-name="P3">Récursion =</text:p>
      <text:p text:style-name="P3">Tableaux = </text:p>
      <text:p text:style-name="P3">Pointeurs</text:p>
      <text:p text:style-name="P3">Structures = </text:p>
      <text:p text:style-name="P3">Allocation =</text:p>
      <text:p text:style-name="P3">Fichier =</text:p>
      <text:p text:style-name="P3">Bit à bit =</text:p>
      <text:p text:style-name="P3">Fct Pointeur =</text:p>
      <text:p text:style-name="P3">Bibliothèque 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50:52.309894325</meta:creation-date>
    <meta:editing-duration>PT48S</meta:editing-duration>
    <meta:editing-cycles>3</meta:editing-cycles>
    <meta:generator>LibreOffice/6.0.6.2$Linux_X86_64 LibreOffice_project/00m0$Build-2</meta:generator>
    <dc:date>2018-10-19T13:20:35.616987954</dc:date>
    <meta:document-statistic meta:table-count="0" meta:image-count="0" meta:object-count="0" meta:page-count="1" meta:paragraph-count="16" meta:word-count="35" meta:character-count="201" meta:non-whitespace-character-count="177"/>
  </office:meta>
</office:document-meta>
</file>